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ic" svg:font-family="Gothic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104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105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right" draw:textarea-vertical-align="bottom" fo:min-height="1.164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8.914cm" svg:y1="16.035cm" svg:x2="12.013cm" svg:y2="14.508cm">
            <text:p/>
          </draw:line>
          <draw:g>
            <draw:line draw:style-name="gr2" draw:text-style-name="P1" draw:layer="layout" svg:x1="9.517cm" svg:y1="15.602cm" svg:x2="9.688cm" svg:y2="15.783cm">
              <text:p/>
            </draw:line>
            <draw:line draw:style-name="gr2" draw:text-style-name="P1" draw:layer="layout" svg:x1="9.516cm" svg:y1="15.783cm" svg:x2="9.688cm" svg:y2="15.603cm">
              <text:p/>
            </draw:line>
          </draw:g>
          <draw:g>
            <draw:line draw:style-name="gr2" draw:text-style-name="P1" draw:layer="layout" svg:x1="11.255cm" svg:y1="14.777cm" svg:x2="11.482cm" svg:y2="14.865cm">
              <text:p/>
            </draw:line>
            <draw:line draw:style-name="gr2" draw:text-style-name="P1" draw:layer="layout" svg:x1="11.329cm" svg:y1="14.942cm" svg:x2="11.412cm" svg:y2="14.703cm">
              <text:p/>
            </draw:line>
          </draw:g>
          <draw:line draw:style-name="gr3" draw:text-style-name="P1" draw:layer="layout" svg:x1="9.601cm" svg:y1="15.697cm" svg:x2="11.225cm" svg:y2="15.878cm">
            <text:p/>
          </draw:line>
          <draw:g>
            <draw:line draw:style-name="gr2" draw:text-style-name="P1" draw:layer="layout" svg:x1="11.152cm" svg:y1="15.785cm" svg:x2="11.322cm" svg:y2="15.965cm">
              <text:p/>
            </draw:line>
            <draw:line draw:style-name="gr2" draw:text-style-name="P1" draw:layer="layout" svg:x1="11.15cm" svg:y1="15.964cm" svg:x2="11.324cm" svg:y2="15.786cm">
              <text:p/>
            </draw:line>
          </draw:g>
          <draw:frame draw:style-name="gr4" draw:text-style-name="P3" draw:layer="layout" svg:width="0.803cm" svg:height="1.414cm" svg:x="9.14cm" svg:y="14.221cm">
            <draw:text-box draw:corner-radius="0.145cm">
              <text:p text:style-name="P2"><text:span text:style-name="T1">A </text:span></text:p>
            </draw:text-box>
          </draw:frame>
          <draw:frame draw:style-name="gr4" draw:text-style-name="P3" draw:layer="layout" svg:width="0.807cm" svg:height="1.414cm" svg:x="11.054cm" svg:y="14.855cm">
            <draw:text-box draw:corner-radius="0.145cm">
              <text:p text:style-name="P2"><text:span text:style-name="T1">C </text:span></text:p>
            </draw:text-box>
          </draw:frame>
          <draw:frame draw:style-name="gr4" draw:text-style-name="P3" draw:layer="layout" svg:width="0.805cm" svg:height="1.414cm" svg:x="10.934cm" svg:y="13.408cm">
            <draw:text-box draw:corner-radius="0.145cm">
              <text:p text:style-name="P2"><text:span text:style-name="T1">B 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ic" svg:font-family="Gothic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04" draw:display-name="Dashed (var) 104" draw:style="rect" draw:dots1="1" draw:dots1-length="41%" draw:distance="31%"/>
    <draw:stroke-dash draw:name="Dashed_20__28_var_29__20_105" draw:display-name="Dashed (var) 105" draw:style="rect" draw:dots1="1" draw:dots1-length="41%" draw:distance="31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1:15:55.528483095</meta:creation-date>
    <dc:date>2018-02-09T11:16:37.403632229</dc:date>
    <meta:editing-duration>PT42S</meta:editing-duration>
    <meta:editing-cycles>1</meta:editing-cycles>
    <meta:document-statistic meta:object-count="15"/>
    <meta:generator>LibreOffice/6.0.0.3$MacOSX_X86_64 LibreOffice_project/64a0f66915f38c6217de274f0aa8e15618924765</meta:generator>
  </office:meta>
</office:document-meta>
</file>